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ff0000" fo:language="en" fo:country="US" fo:font-weight="bold" style:font-weight-asian="bold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variant="normal" fo:text-transform="none" fo:color="#2d2f31" style:font-name="Udemy Sans" fo:font-size="10.5pt" fo:letter-spacing="normal" fo:language="ru" fo:country="RU" fo:font-style="normal" fo:font-weight="normal"/>
    </style:style>
    <style:style style:name="P6" style:family="paragraph" style:parent-style-name="Standard">
      <style:text-properties fo:font-variant="normal" fo:text-transform="none" fo:color="#2d2f31" style:font-name="Liberation Serif" fo:font-size="10.5pt" fo:letter-spacing="normal" fo:language="ru" fo:country="RU" fo:font-style="normal" fo:font-weight="normal"/>
    </style:style>
    <style:style style:name="P7" style:family="paragraph" style:parent-style-name="Standard">
      <style:text-properties fo:color="#ff3333" fo:font-weight="bold" style:font-weight-asian="bold" style:font-weight-complex="bold"/>
    </style:style>
    <style:style style:name="P8" style:family="paragraph" style:parent-style-name="Standard">
      <style:text-properties fo:color="#ff3333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2d2f31" style:font-name="Udemy Sans" fo:font-size="10.5pt" fo:letter-spacing="normal" fo:language="ru" fo:country="RU" fo:font-style="normal" fo:font-weight="normal" loext:opacity="100%"/>
    </style:style>
    <style:style style:name="T3" style:family="text">
      <style:text-properties fo:font-variant="normal" fo:text-transform="none" fo:color="#2d2f31" style:font-name="Udemy Sans" fo:font-size="10.5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4" style:family="text">
      <style:text-properties fo:font-variant="normal" fo:text-transform="none" fo:color="#2d2f31" style:font-name="Udemy Sans" fo:font-size="12pt" fo:letter-spacing="normal" fo:language="ru" fo:country="RU" fo:font-style="normal" fo:font-weight="normal" style:font-size-asian="12pt" style:font-size-complex="12pt" loext:opacity="100%"/>
    </style:style>
    <style:style style:name="T5" style:family="text">
      <style:text-properties fo:font-variant="normal" fo:text-transform="none" fo:color="#2d2f31" style:font-name="Liberation Serif" fo:font-size="12pt" fo:letter-spacing="normal" fo:language="ru" fo:country="RU" fo:font-style="normal" fo:font-weight="normal" style:font-size-asian="12pt" style:font-size-complex="12pt" loext:opacity="100%"/>
    </style:style>
    <style:style style:name="T6" style:family="text">
      <style:text-properties fo:font-variant="normal" fo:text-transform="none" fo:color="#b4690e" style:font-name="sfmono-regular" fo:font-size="9pt" fo:letter-spacing="normal" fo:language="ru" fo:country="RU" fo:font-style="normal" fo:font-weight="normal" fo:background-color="#ffffff" loext:opacity="100%" loext:char-shading-value="0" loext:padding="0.049cm" loext:border="0.06pt solid #d1d7dc"/>
    </style:style>
    <style:style style:name="T7" style:family="text">
      <style:text-properties fo:font-variant="normal" fo:text-transform="none" fo:color="#b4690e" style:font-name="sfmono-regular" fo:font-size="9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8" style:family="text">
      <style:text-properties fo:font-variant="normal" fo:text-transform="none" fo:color="#b4690e" style:font-name="Liberation Serif" fo:font-size="12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fo:background-color="#ffffff" style:font-size-asian="12pt" style:font-size-complex="12pt" loext:opacity="100%" loext:char-shading-value="0" loext:padding="0.049cm" loext:border="0.06pt solid #d1d7dc"/>
    </style:style>
    <style:style style:name="T10" style:family="text">
      <style:text-properties fo:font-variant="normal" fo:text-transform="none" fo:color="#ff0000" style:font-name="Liberation Serif" fo:font-size="12pt" fo:letter-spacing="normal" fo:language="ru" fo:country="RU" fo:font-style="normal" fo:font-weight="bold" fo:background-color="#ffffff" style:font-size-asian="12pt" style:font-weight-asian="bold" style:font-size-complex="12pt" style:font-weight-complex="bold" loext:opacity="100%" loext:char-shading-value="0" loext:padding="0.049cm" loext:border="0.06pt solid #d1d7dc"/>
    </style:style>
    <style:style style:name="T11" style:family="text">
      <style:text-properties fo:color="#ff0000" fo:language="ru" fo:country="RU" fo:font-weight="bold" style:font-weight-asian="bold" style:font-weight-complex="bol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Execise – 4. <text:span text:style-name="T1">Продвинутые задания на использование циклов и условий.</text:span></text:p>
      <text:p text:style-name="Standard"><text:span text:style-name="T1">1. </text:span><text:span text:style-name="T2">Заполните новый массив (result) числами из старого (arr). Количество элементов в массиве можно получить как </text:span><text:span text:style-name="Source_20_Text"><text:span text:style-name="T6">arr.length</text:span></text:span><text:span text:style-name="T2">, а к элементам обращаемся все так же: arr[0], arr[1] и тд.<text:line-break/>Должен получиться точно такой же массив.</text:span></text:p>
      <text:p text:style-name="P5"/>
      <text:p text:style-name="Standard"><text:span text:style-name="T2">2.</text:span><text:span text:style-name="T4"> </text:span><text:span text:style-name="T5">Измените данный массив так, чтобы все числа были увеличены в 2 раза, а если попадается строка строка - то к ней было добавлено " - done".<text:line-break/>Для определения типа данных используйте typeof();<text:line-break/>Должно получиться: </text:span><text:span text:style-name="Source_20_Text"><text:span text:style-name="T8">[ 10, 20, 'Shopping - done', 40, 'Homework - done' ]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9">3.</text:span></text:span><text:span text:style-name="Source_20_Text"><text:span text:style-name="T8"> </text:span></text:span><text:span text:style-name="Source_20_Text"><text:span text:style-name="T3">Разверните массив data наоборот при помощи цикла и запишите данные в массив result.<text:line-break/>Должно получиться: </text:span></text:span><text:span text:style-name="Source_20_Text"><text:span text:style-name="T7">[ 'Homework', 20, 'Shopping', 10, 5 .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10">1.</text:span></text:span></text:p>
      <text:p text:style-name="Standard"><text:span text:style-name="Source_20_Text"><text:span text:style-name="T11">function firstTask(){</text:span></text:span></text:p>
      <text:p text:style-name="P2">    const arr = [5, 6, 7, 8, 9, 10];</text:p>
      <text:p text:style-name="P2">    const result = [];</text:p>
      <text:p text:style-name="P2">    for (let i = 0; i &lt; arr.length; i++){</text:p>
      <text:p text:style-name="P2">        result[i] = arr[i];</text:p>
      <text:p text:style-name="P2">    }</text:p>
      <text:p text:style-name="P2">    console.log(result);</text:p>
      <text:p text:style-name="P2">    return result;</text:p>
      <text:p text:style-name="P2">}</text:p>
      <text:p text:style-name="P2">firstTask();</text:p>
      <text:p text:style-name="P2"/>
      <text:p text:style-name="P3">2.</text:p>
      <text:p text:style-name="P7">function secondTask() {</text:p>
      <text:p text:style-name="P2">    const data = [5, 10, 'Shopping', 28, 'Homework'];</text:p>
      <text:p text:style-name="P2">    for(let i = 0; i &lt; data.length; i++){</text:p>
      <text:p text:style-name="P2">        if (typeof(data[i]) === 'number'){</text:p>
      <text:p text:style-name="P2">            data[i] = data[i] * 2;</text:p>
      <text:p text:style-name="P2">        }else if (typeof(data[i]) === 'string'){</text:p>
      <text:p text:style-name="P2">            data[i] = `${data[i]} - done`;</text:p>
      <text:p text:style-name="P2">        }</text:p>
      <text:p text:style-name="P2">    }</text:p>
      <text:p text:style-name="P2">    console.log(data);</text:p>
      <text:p text:style-name="P2">    return data;</text:p>
      <text:p text:style-name="P2">}</text:p>
      <text:p text:style-name="P2">secondTask();</text:p>
      <text:p text:style-name="P2"/>
      <text:p text:style-name="P3">3.</text:p>
      <text:p text:style-name="P7">function thirdTask(){</text:p>
      <text:p text:style-name="P7">    const data = [5, 10, 'Shopping', 28, 'Homework'];</text:p>
      <text:p text:style-name="P7">    const result = [];</text:p>
      <text:p text:style-name="P7">    for (let i = 1; i &lt;= data.length; i++){</text:p>
      <text:p text:style-name="P7">        result[i - 1] = data [data.length - i];</text:p>
      <text:p text:style-name="P7">        }</text:p>
      <text:p text:style-name="P7">    console.log(result);</text:p>
      <text:p text:style-name="P7">    return result;</text:p>
      <text:p text:style-name="P7">}</text:p>
      <text:p text:style-name="P7">thirdTask();</text:p>
      <text:p text:style-name="P3"/>
      <text:p text:style-name="P3"><text:soft-page-break/></text:p>
      <text:p text:style-name="Standard"><text:span text:style-name="Source_20_Text"><text:span text:style-name="T10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NSimSun1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7T19:18:17.083000000</meta:creation-date>
    <dc:date>2024-01-19T19:50:34.67</dc:date>
    <meta:editing-duration>PT3H10M16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2" meta:paragraph-count="40" meta:word-count="231" meta:character-count="1508"/>
  </office:meta>
</office:document-meta>
</file>